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Baskerville" svg:font-family="Baskerville"/>
    <style:font-face style:name="Lucida Sans1" svg:font-family="'Lucida Sans'" style:font-family-generic="swiss"/>
    <style:font-face style:name="Minion Pro" svg:font-family="'Minion Pr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color="#000000" style:font-name="Minion Pro" fo:font-size="16pt" style:text-underline-style="solid" style:text-underline-width="auto" style:text-underline-color="font-color" fo:background-color="#ffffff" style:font-size-asian="16pt" style:font-size-complex="16pt"/>
    </style:style>
    <style:style style:name="P2" style:family="paragraph" style:parent-style-name="Text_20_body">
      <style:text-properties style:font-name="Minion Pro" fo:font-size="14pt" fo:background-color="#ffffff"/>
    </style:style>
    <style:style style:name="P3" style:family="paragraph" style:parent-style-name="Text_20_body">
      <style:text-properties fo:color="#808080" style:font-name="Minion Pro" fo:font-size="14pt" fo:font-style="italic" fo:background-color="#ffffff" style:font-style-asian="italic" style:font-style-complex="italic"/>
    </style:style>
    <style:style style:name="P4" style:family="paragraph" style:parent-style-name="Text_20_body">
      <style:text-properties fo:color="#808080" style:font-name="Minion Pro" fo:font-size="12pt" fo:font-style="italic" fo:background-color="#000000" style:font-style-asian="italic" style:font-style-complex="italic"/>
    </style:style>
    <style:style style:name="P5" style:family="paragraph" style:parent-style-name="Text_20_body">
      <style:text-properties fo:color="#000000" style:font-name="Minion Pro" fo:font-size="12pt" style:text-underline-style="none" fo:background-color="#ffffff" style:font-size-asian="12pt" style:font-size-complex="12pt"/>
    </style:style>
    <style:style style:name="P6" style:family="paragraph" style:parent-style-name="Text_20_body">
      <style:text-properties fo:color="#000000" style:font-name="Minion Pro" fo:font-size="12pt" style:text-underline-style="none" fo:background-color="transparent" style:font-size-asian="12.25pt" style:font-size-complex="14pt"/>
    </style:style>
    <style:style style:name="P7" style:family="paragraph" style:parent-style-name="Text_20_body">
      <style:text-properties fo:color="#000000" style:font-name="Minion Pro" fo:font-size="14pt" style:text-underline-style="none" fo:background-color="#ffffff" style:font-size-asian="12.25pt" style:font-size-complex="14pt"/>
    </style:style>
    <style:style style:name="P8" style:family="paragraph" style:parent-style-name="Text_20_body">
      <style:text-properties fo:color="#808080" style:font-name="Minion Pro" fo:font-size="12pt" fo:font-style="italic" style:text-underline-style="none" fo:background-color="transparent" style:font-size-asian="12.25pt" style:font-style-asian="italic" style:font-size-complex="14pt" style:font-style-complex="italic"/>
    </style:style>
    <style:style style:name="T1" style:family="text">
      <style:text-properties fo:font-size="12pt" style:text-underline-style="none" fo:background-color="transparent" style:font-size-asian="12.25pt" style:font-size-complex="14pt" loext:char-shading-value="0"/>
    </style:style>
    <style:style style:name="T2" style:family="text">
      <style:text-properties fo:font-size="12pt" style:text-underline-style="none" fo:background-color="transparent" style:font-size-asian="12.25pt" style:font-size-complex="14pt" loext:char-shading-value="0"/>
    </style:style>
    <style:style style:name="T3" style:family="text">
      <style:text-properties fo:font-size="12pt" style:text-underline-style="none" fo:background-color="transparent" style:font-size-asian="12.25pt" style:font-size-complex="14pt" loext:char-shading-value="0"/>
    </style:style>
    <style:style style:name="T4" style:family="text">
      <style:text-properties fo:color="#000000" fo:font-size="12pt" style:text-underline-style="none" fo:background-color="transparent" style:font-size-asian="12.25pt" style:font-size-complex="14pt" loext:char-shading-value="0"/>
    </style:style>
    <style:style style:name="T5" style:family="text">
      <style:text-properties fo:color="#000000" fo:font-size="12pt" style:text-underline-style="none" fo:background-color="transparent" style:font-size-asian="12.25pt" style:font-size-complex="14pt" loext:char-shading-value="0"/>
    </style:style>
    <style:style style:name="T6" style:family="text">
      <style:text-properties fo:color="#000000" fo:font-size="12pt" style:text-underline-style="none" style:font-size-asian="12pt" style:font-size-complex="12pt"/>
    </style:style>
    <style:style style:name="T7" style:family="text">
      <style:text-properties style:text-underline-style="none" style:font-size-asian="12.25pt" style:font-size-complex="14pt"/>
    </style:style>
    <style:style style:name="T8" style:family="text">
      <style:text-properties style:text-underline-style="none" fo:background-color="transparent" style:font-size-asian="12.25pt" style:font-size-complex="14pt" loext:char-shading-value="0"/>
    </style:style>
    <style:style style:name="T9" style:family="text">
      <style:text-properties style:text-underline-style="none" fo:background-color="transparent" style:font-size-asian="12.25pt" style:font-size-complex="14pt" loext:char-shading-value="0"/>
    </style:style>
    <style:style style:name="T10" style:family="text">
      <style:text-properties fo:color="#808080" fo:font-size="12pt" fo:font-style="italic" style:text-underline-style="none" fo:background-color="transparent" style:font-size-asian="12.25pt" style:font-style-asian="italic" style:font-size-complex="14pt" style:font-style-complex="italic" loext:char-shading-value="0"/>
    </style:style>
    <style:style style:name="T11" style:family="text">
      <style:text-properties fo:color="#808080" fo:font-size="12pt" fo:font-style="italic" style:text-underline-style="none" fo:background-color="transparent" style:font-size-asian="12.25pt" style:font-style-asian="italic" style:font-size-complex="14pt" style:font-style-complex="italic" loext:char-shading-value="0"/>
    </style:style>
    <style:style style:name="T12" style:family="text">
      <style:text-properties fo:color="#808080" fo:font-size="12pt" fo:font-style="italic" fo:background-color="transparent" style:font-style-asian="italic" style:font-style-complex="italic" loext:char-shading-value="0"/>
    </style:style>
    <style:style style:name="T13" style:family="text">
      <style:text-properties fo:color="#808080" fo:font-style="italic" style:text-underline-style="none" style:font-size-asian="12.25pt" style:font-style-asian="italic" style:font-size-complex="14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uestions' difficulty and the tables they need to work</text:p>
      <text:p text:style-name="P2"><text:span text:style-name="T13">1. </text:span><text:span text:style-name="T12">Given a game, list all the users who own that game</text:span></text:p>
      <text:p text:style-name="P2"><text:span text:style-name="T6">T</text:span><text:span text:style-name="T6">ables: <text:s/>Game, User, userToGame</text:span></text:p>
      <text:p text:style-name="P5">Difficulty: 1/5</text:p>
      <text:p text:style-name="P5">AP - done</text:p>
      <text:p text:style-name="P3"><text:span text:style-name="T7">2. </text:span><text:span text:style-name="T1">Automatically update a game’s average rating whenever a user adds or updates their rating for that game </text:span></text:p>
      <text:p text:style-name="P5">Tables: Game, User, UserToGame, triggers GameToGenre</text:p>
      <text:p text:style-name="P5">Difficulty 2/5</text:p>
      <text:p text:style-name="P5">AP- done</text:p>
      <text:p text:style-name="P5"/>
      <text:p text:style-name="P3"><text:span text:style-name="T7">3. </text:span><text:span text:style-name="T1">Change the database so that a game’s average rating only appears if it has been rated by 10 or more users.</text:span></text:p>
      <text:p text:style-name="P6">Tables: Game, UserToGame</text:p>
      <text:p text:style-name="P6">Difficulty 3/5</text:p>
      <text:p text:style-name="P6">WW -done</text:p>
      <text:p text:style-name="P6"/>
      <text:p text:style-name="P3"><text:span text:style-name="T1">4. </text:span><text:span text:style-name="T1">Given a user and a game, display the user’s score, rank on that game’s leaderboard (even if they are outside the top 10) and an indication of where they appear relative to the average e.g. “85000 points - 1788 (Top 20%)” or “13000 points - 16364 (Bottom 40%)”. </text:span></text:p>
      <text:p text:style-name="P6">Tables: User, Game, UserToGame, Leaderboard, UserToGameToLeaderboard</text:p>
      <text:p text:style-name="P6">Difficulty 2/5</text:p>
      <text:p text:style-name="P6">WW- done</text:p>
      <text:p text:style-name="P3"><text:span text:style-name="T1">5. </text:span><text:span text:style-name="T1">Create a list of the top 10 rated games in each genre/category. </text:span></text:p>
      <text:p text:style-name="P6">Tables: Game, Genre, GameToGenre</text:p>
      <text:p text:style-name="P6">Difficulty 1/5</text:p>
      <text:p text:style-name="P6">WW- done</text:p>
      <text:p text:style-name="P3"><text:span text:style-name="T1">6. </text:span><text:span text:style-name="T1">To help prevent cheating, add an optional maximum and minimum score value to each game and check that user’s scores are within this range. </text:span></text:p>
      <text:p text:style-name="P6">Tables: Game, UserToGame</text:p>
      <text:p text:style-name="P6"><text:soft-page-break/>Difficulty 1/5</text:p>
      <text:p text:style-name="P6">AP – to do</text:p>
      <text:p text:style-name="P3"><text:span text:style-name="T1">7. <text:s/></text:span><text:span text:style-name="T1">Add daily and weekly leaderboards for each game showing the best scores achieved this day or week. </text:span></text:p>
      <text:p text:style-name="P6">Tables: Leaderboard, Game, UserToGame, UserToGameToLeaderboard</text:p>
      <text:p text:style-name="P6">Difficulty 3/5</text:p>
      <text:p text:style-name="P6">WW - incomplete</text:p>
      <text:p text:style-name="P3"><text:span text:style-name="T1">8. </text:span><text:span text:style-name="T1">Check new usernames against a list of obscene or offensive terms (if possible check for sub- strings as well as the whole name). If such a username exists, lock the account.</text:span></text:p>
      <text:p text:style-name="P6">Tables: User</text:p>
      <text:p text:style-name="P6">Difficulty 1/5</text:p>
      <text:p text:style-name="P6">JH - incomplete</text:p>
      <text:p text:style-name="P2"><text:span text:style-name="T10">9. </text:span><text:span text:style-name="T10">The client wants to add a ‘Hot List’ which shows the 10 games, which have been played most often in the past week – add the necessary fields, tables, queries, triggers and/or procedures to achieve this.</text:span><text:span text:style-name="T4"> </text:span></text:p>
      <text:p text:style-name="P6">Tables: Game, UserToGame, HotList</text:p>
      <text:p text:style-name="P6">Difficulty 4/5</text:p>
      <text:p text:style-name="P6">WW -done</text:p>
      <text:p text:style-name="P3"><text:span text:style-name="T1">10. </text:span><text:span text:style-name="T1">The client wants to allow users to send friend requests to other users using their username or email address. What additional fields/tables would you need to add to allow for this functionality? You will need to keep track of the request, the response (if any) and some way of keeping track of user friends lists. If possible, extend this system to allow users to send an invite to a friend to play a particular game.</text:span></text:p>
      <text:p text:style-name="P2"><text:span text:style-name="T4">Tables: </text:span><text:span text:style-name="T4">User, UserToUser, FriendRequest</text:span></text:p>
      <text:p text:style-name="P6">Difficulty 4/5</text:p>
      <text:p text:style-name="P6">AP</text:p>
      <text:p text:style-name="P3"><text:span text:style-name="T1">11. </text:span><text:span text:style-name="T1">Given a user and a game, show a leaderboard which lists just the user and their friends. </text:span></text:p>
      <text:p text:style-name="P6">Tables: User, Game, UserToGame</text:p>
      <text:p text:style-name="P6">Difficulty 2/5</text:p>
      <text:p text:style-name="P6">WW </text:p>
      <text:p text:style-name="P3"><text:soft-page-break/><text:span text:style-name="T1">12. </text:span><text:span text:style-name="T1">List all of a user’s friends and show whether they are currently logged on. If they are not logged on, show when they were last logged on and what they were playing </text:span></text:p>
      <text:p text:style-name="P6">Tables User, UserToUser</text:p>
      <text:p text:style-name="P6">Difficulty 3/5</text:p>
      <text:p text:style-name="P6">AP</text:p>
      <text:p text:style-name="P8">13. Given a user and a game, show how many achievements they’ve got (out of how many in total the game has) and how many points worth of achievements they have for that game e.g. “16 of 80 achievements (95 points)”</text:p>
      <text:p text:style-name="P6">Tables: User, Game UserToGame, Achievement, UserToGameToAchievement</text:p>
      <text:p text:style-name="P6">Difficulty 2/5</text:p>
      <text:p text:style-name="P6">JH</text:p>
      <text:p text:style-name="P4"><text:span text:style-name="T8">14. </text:span><text:span text:style-name="T8">Show a status screen for the player showing their username, status line, number of games owned, total number of achievement points and total number of friends. </text:span></text:p>
      <text:p text:style-name="P6">Tables: User, UserToGame, UserToGameToAchievement, UserToUser</text:p>
      <text:p text:style-name="P6">Difficulty 2/5</text:p>
      <text:p text:style-name="P6">JH</text:p>
      <text:p text:style-name="P4"><text:span text:style-name="T8">15. </text:span><text:span text:style-name="T8">Given a user and a game, list the achievements for that game (apart from ones which have the hidden flag set and the user hasn’t earned). They should be listed with ones the player has earned listed first. For each achievement, list the title, points, description (which will vary depending on whether the player has earned that title or not) and when the achievement was earned. </text:span></text:p>
      <text:p text:style-name="P6">Tables: User, Game, Achievements, UserToGame, UserToGameToAchievement, GameToAchievement</text:p>
      <text:p text:style-name="P6">Difficulty 3/5</text:p>
      <text:p text:style-name="P6">JH</text:p>
      <text:p text:style-name="P4"><text:span text:style-name="T8">16. </text:span><text:span text:style-name="T8">Given a user and a named friend, for each game they both own, list the name of the game and the number of achievement points each of the users has for that game. If possible, at the end of that list add all the games that are owned by only one of the two users, showing how many points they have and a blank for the other user. </text:span></text:p>
      <text:p text:style-name="P6">Tables: User, UserToUser, UserToGame, Game, Achievement, UserToGameToAchievement, GameToAchievement</text:p>
      <text:p text:style-name="P6">Difficulty 3/5</text:p>
      <text:p text:style-name="P6">AP</text:p>
      <text:p text:style-name="P4"><text:soft-page-break/><text:span text:style-name="T8">17. </text:span><text:span text:style-name="T8">The client has realised that for some games (e.g. golf, driving games) lower scores are better. They want to add a “sort order” flag to the game to indicate this. They’ve also realised that many games have a format other than simply points when displaying scores. Add a “score format” field (e.g. int, time, money) to the Game table. The sort order and score format should be taken into account when displaying leaderboards. </text:span></text:p>
      <text:p text:style-name="P6">Tables: Game, Leaderboard</text:p>
      <text:p text:style-name="P6">Difficulty 4/5</text:p>
      <text:p text:style-name="P6">WW</text:p>
      <text:p text:style-name="P4"><text:span text:style-name="T8">18. </text:span><text:span text:style-name="T8">Suggest another user as a friend, if they have a number of friends and/or games in common with the user. You should show the name of the potential friend and how many games/ friends they have in </text:span><text:span text:style-name="T8">common with the user. </text:span></text:p>
      <text:p text:style-name="P6">Tables: User, UserToUser, UserToGame</text:p>
      <text:p text:style-name="P6">Difficulty 4/5</text:p>
      <text:p text:style-name="P6">AP</text:p>
      <text:p text:style-name="P4"><text:span text:style-name="T8">19. </text:span><text:span text:style-name="T8">Automatically suggest a game, which a user might be interested in. Games should only be suggested if the user doesn’t already own them. Suggestions could be made on the basis that other users who make similar ratings also rate this item highly (though you may use another recommendation metric if you prefer). </text:span></text:p>
      <text:p text:style-name="P6">Tables: Game, User, UserToGame, UserToUser</text:p>
      <text:p text:style-name="P6">Difficulty 5/5</text:p>
      <text:p text:style-name="P6">JH</text:p>
      <text:p text:style-name="P8">20. n/a</text:p>
      <text:p text:style-name="P6">Difficulty 5/5</text:p>
      <text:p text:style-name="P6"/>
      <text:p text:style-name="P6"/>
      <text:p text:style-name="P6"/>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Baskerville" svg:font-family="Baskerville"/>
    <style:font-face style:name="Lucida Sans1" svg:font-family="'Lucida Sans'" style:font-family-generic="swiss"/>
    <style:font-face style:name="Minion Pro" svg:font-family="'Minion Pr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text-properties fo:color="#808080"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7T15:54:40.453676000</meta:creation-date>
    <dc:date>2014-04-24T12:46:07</dc:date>
    <meta:editing-duration>PT51M47S</meta:editing-duration>
    <meta:editing-cycles>3</meta:editing-cycles>
    <meta:generator>OpenOffice/4.0.1$Unix OpenOffice.org_project/401m5$Build-9714</meta:generator>
    <dc:creator>Alexander Parrott</dc:creator>
    <meta:document-statistic meta:table-count="0" meta:image-count="0" meta:object-count="0" meta:page-count="4" meta:paragraph-count="79" meta:word-count="896" meta:character-count="5268"/>
  </office:meta>
</office:document-meta>
</file>